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D0CEC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3655cm"/>
    </style:style>
    <style:style style:name="co2" style:family="table-column">
      <style:table-column-properties fo:break-before="auto" style:column-width="4.78366666666667cm"/>
    </style:style>
    <style:style style:name="co3" style:family="table-column">
      <style:table-column-properties fo:break-before="auto" style:column-width="3.85233333333333cm"/>
    </style:style>
    <style:style style:name="co4" style:family="table-column">
      <style:table-column-properties fo:break-before="auto" style:column-width="3.6195cm"/>
    </style:style>
    <style:style style:name="co5" style:family="table-column">
      <style:table-column-properties fo:break-before="auto" style:column-width="1.86266666666667cm"/>
    </style:style>
    <style:style style:name="co6" style:family="table-column">
      <style:table-column-properties fo:break-before="auto" style:column-width="1.524cm"/>
    </style:style>
    <style:style style:name="co7" style:family="table-column">
      <style:table-column-properties fo:break-before="auto" style:column-width="9.16516666666667cm"/>
    </style:style>
    <style:style style:name="co8" style:family="table-column">
      <style:table-column-properties fo:break-before="auto" style:column-width="4.1275cm"/>
    </style:style>
    <style:style style:name="co9" style:family="table-column">
      <style:table-column-properties fo:break-before="auto" style:column-width="4.36033333333333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2">
            <text:p>Ingrediente</text:p>
          </table:table-cell>
          <table:table-cell office:value-type="string" table:style-name="ce2">
            <text:p>Modificador</text:p>
          </table:table-cell>
          <table:table-cell office:value-type="string" table:style-name="ce2">
            <text:p>Cantidad</text:p>
          </table:table-cell>
          <table:table-cell office:value-type="string" table:style-name="ce2">
            <text:p>Medida</text:p>
          </table:table-cell>
          <table:table-cell office:value-type="string" table:style-name="ce2">
            <text:p>Medida Exacta</text:p>
          </table:table-cell>
          <table:table-cell office:value-type="string" table:style-name="ce2">
            <text:p>Opcional</text:p>
          </table:table-cell>
          <table:table-cell office:value-type="string" table:style-name="ce2">
            <text:p>Receta</text:p>
          </table:table-cell>
          <table:table-cell office:value-type="string" table:style-name="ce2">
            <text:p>Categoría</text:p>
          </table:table-cell>
          <table:table-cell office:value-type="string" table:style-name="ce2">
            <text:p>Subcategoría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1">
            <text:p>aceite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económic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rigo</text:p>
          </table:table-cell>
          <table:table-cell office:value-type="string" table:style-name="ce1">
            <text:p>harin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económic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económic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zúcar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económic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entón</text:p>
          </table:table-cell>
          <table:table-cell table:style-name="ce1"/>
          <table:table-cell office:value-type="float" office:value="0.125" table:style-name="ce1">
            <text:p>0.125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económic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che</text:p>
          </table:table-cell>
          <table:table-cell table:style-name="ce1"/>
          <table:table-cell office:value-type="float" office:value="0.75" table:style-name="ce1">
            <text:p>0.75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económic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office:value-type="string" table:style-name="ce1">
            <text:p>yema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nidad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económic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nagr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económic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guacate</text:p>
          </table:table-cell>
          <table:table-cell office:value-type="string" table:style-name="ce1">
            <text:p>puré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de aguacate con aceite y vinagr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ceite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de aguacate con aceite y vinagr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nagre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de aguacate con aceite y vinagr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de aguacate con aceite y vinagr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entón</text:p>
          </table:table-cell>
          <table:table-cell table:style-name="ce1"/>
          <table:table-cell office:value-type="float" office:value="0.125" table:style-name="ce1">
            <text:p>0.125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de aguacate con aceite y vinagr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bolla</text:p>
          </table:table-cell>
          <table:table-cell office:value-type="string" table:style-name="ce1">
            <text:p>molid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de aguacate con aceite y vinagr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guacate</text:p>
          </table:table-cell>
          <table:table-cell office:value-type="string" table:style-name="ce1">
            <text:p>puré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de aguacate con aceite y limón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ceite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de aguacate con aceite y limón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imón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de aguacate con aceite y limón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de aguacate con aceite y limón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entón</text:p>
          </table:table-cell>
          <table:table-cell table:style-name="ce1"/>
          <table:table-cell office:value-type="float" office:value="0.125" table:style-name="ce1">
            <text:p>0.125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de aguacate con aceite y limón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bolla</text:p>
          </table:table-cell>
          <table:table-cell office:value-type="string" table:style-name="ce1">
            <text:p>molid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de aguacate con aceite y limón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guacate</text:p>
          </table:table-cell>
          <table:table-cell office:value-type="string" table:style-name="ce1">
            <text:p>puré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de aguacate sin aceite y con vinagr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yonesa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de aguacate sin aceite y con vinagr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nagre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de aguacate sin aceite y con vinagr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de aguacate sin aceite y con vinagr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entón</text:p>
          </table:table-cell>
          <table:table-cell table:style-name="ce1"/>
          <table:table-cell office:value-type="float" office:value="0.125" table:style-name="ce1">
            <text:p>0.125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de aguacate sin aceite y con vinagr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bolla</text:p>
          </table:table-cell>
          <table:table-cell office:value-type="string" table:style-name="ce1">
            <text:p>molid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de aguacate sin aceite y con vinagr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guacate</text:p>
          </table:table-cell>
          <table:table-cell office:value-type="string" table:style-name="ce1">
            <text:p>puré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de aguacate sin aceite y con limón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yonesa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de aguacate sin aceite y con limón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imón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de aguacate sin aceite y con limón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de aguacate sin aceite y con limón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entón</text:p>
          </table:table-cell>
          <table:table-cell table:style-name="ce1"/>
          <table:table-cell office:value-type="float" office:value="0.125" table:style-name="ce1">
            <text:p>0.125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de aguacate sin aceite y con limón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bolla</text:p>
          </table:table-cell>
          <table:table-cell office:value-type="string" table:style-name="ce1">
            <text:p>molid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de aguacate sin aceite y con limón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ceite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sin huevo con vinagr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rigo</text:p>
          </table:table-cell>
          <table:table-cell office:value-type="string" table:style-name="ce1">
            <text:p>harin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sin huevo con vinagr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sin huevo con vinagr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bolla</text:p>
          </table:table-cell>
          <table:table-cell office:value-type="string" table:style-name="ce1">
            <text:p>rallad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sin huevo con vinagr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gua</text:p>
          </table:table-cell>
          <table:table-cell table:style-name="ce1"/>
          <table:table-cell office:value-type="float" office:value="0.75" table:style-name="ce1">
            <text:p>0.75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sin huevo con vinagr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labaza</text:p>
          </table:table-cell>
          <table:table-cell office:value-type="string" table:style-name="ce1">
            <text:p>puré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sin huevo con vinagr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nagr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sin huevo con vinagr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entón</text:p>
          </table:table-cell>
          <table:table-cell table:style-name="ce1"/>
          <table:table-cell office:value-type="float" office:value="0.125" table:style-name="ce1">
            <text:p>0.125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sin huevo con vinagr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ceite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sin huevo con limón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rigo</text:p>
          </table:table-cell>
          <table:table-cell office:value-type="string" table:style-name="ce1">
            <text:p>harin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sin huevo con limón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sin huevo con limón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bolla</text:p>
          </table:table-cell>
          <table:table-cell office:value-type="string" table:style-name="ce1">
            <text:p>rallad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sin huevo con limón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gua</text:p>
          </table:table-cell>
          <table:table-cell table:style-name="ce1"/>
          <table:table-cell office:value-type="float" office:value="0.75" table:style-name="ce1">
            <text:p>0.75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sin huevo con limón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labaza</text:p>
          </table:table-cell>
          <table:table-cell office:value-type="string" table:style-name="ce1">
            <text:p>puré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sin huevo con limón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imón</text:p>
          </table:table-cell>
          <table:table-cell office:value-type="string" table:style-name="ce1">
            <text:p>jug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sin huevo con limón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entón</text:p>
          </table:table-cell>
          <table:table-cell table:style-name="ce1"/>
          <table:table-cell office:value-type="float" office:value="0.125" table:style-name="ce1">
            <text:p>0.125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sin huevo con limón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sin huevo 2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zúcar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sin huevo 2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entón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sin huevo 2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ostaza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sin huevo 2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nagr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sin huevo 2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imón</text:p>
          </table:table-cell>
          <table:table-cell office:value-type="string" table:style-name="ce1">
            <text:p>jug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sin huevo 2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che</text:p>
          </table:table-cell>
          <table:table-cell office:value-type="string" table:style-name="ce1">
            <text:p>evaporada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sin huevo 2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ceit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sin huevo 2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yonesa</text:p>
          </table:table-cell>
          <table:table-cell office:value-type="string" table:style-name="ce1">
            <text:p>sal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Guaicanamar con queso crema y salsa chin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queso</text:p>
          </table:table-cell>
          <table:table-cell office:value-type="string" table:style-name="ce1">
            <text:p>crem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Guaicanamar con queso crema y salsa chin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jo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dientes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Guaicanamar con queso crema y salsa chin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sa chin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Guaicanamar con queso crema y salsa chin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yonesa</text:p>
          </table:table-cell>
          <table:table-cell office:value-type="string" table:style-name="ce1">
            <text:p>sal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Guaicanamar con queso azul y salsa chin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queso</text:p>
          </table:table-cell>
          <table:table-cell office:value-type="string" table:style-name="ce1">
            <text:p>azu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Guaicanamar con queso azul y salsa chin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jo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dientes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Guaicanamar con queso azul y salsa chin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imón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Guaicanamar con queso azul y salsa chin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yonesa</text:p>
          </table:table-cell>
          <table:table-cell office:value-type="string" table:style-name="ce1">
            <text:p>sal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Guaicanamar con queso crema y limón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queso</text:p>
          </table:table-cell>
          <table:table-cell office:value-type="string" table:style-name="ce1">
            <text:p>crem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Guaicanamar con queso crema y limón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jo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dientes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Guaicanamar con queso crema y limón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imón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Guaicanamar con queso crema y limón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yonesa</text:p>
          </table:table-cell>
          <table:table-cell office:value-type="string" table:style-name="ce1">
            <text:p>sal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Guaicanamar con queso azul y limón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queso</text:p>
          </table:table-cell>
          <table:table-cell office:value-type="string" table:style-name="ce1">
            <text:p>azu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Guaicanamar con queso azul y limón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jo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dientes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Guaicanamar con queso azul y limón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sa chin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ayonesa Guaicanamar con queso azul y limón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Mayone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zúcar</text:p>
          </table:table-cell>
          <table:table-cell office:value-type="string" table:style-name="ce1">
            <text:p>prieta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gridulce simpl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nagre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gridulce simpl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gua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gridulce simpl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icen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gridulce simpl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sa chin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gridulce simpl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zúcar</text:p>
          </table:table-cell>
          <table:table-cell office:value-type="string" table:style-name="ce1">
            <text:p>prieta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gridulce simple con jugo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nagre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gridulce simple con jugo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rutas</text:p>
          </table:table-cell>
          <table:table-cell office:value-type="string" table:style-name="ce1">
            <text:p>jugo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gridulce simple con jugo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icen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gridulce simple con jugo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sa chin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gridulce simple con jugo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bolla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unidad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gridulce compuest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ceit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gridulce compuest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zúcar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gridulce compuest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nagre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gridulce compuest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gua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gridulce compuest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icen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gridulce compuest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omate</text:p>
          </table:table-cell>
          <table:table-cell office:value-type="string" table:style-name="ce1">
            <text:p>sal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gridulce compuest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sa chin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gridulce compuest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bolla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unidad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gridulce compuesta con frutas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ceit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gridulce compuesta con frutas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zúcar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gridulce compuesta con frutas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nagre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gridulce compuesta con frutas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rutas</text:p>
          </table:table-cell>
          <table:table-cell office:value-type="string" table:style-name="ce1">
            <text:p>jugo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gridulce compuesta con frutas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icen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gridulce compuesta con frutas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omate</text:p>
          </table:table-cell>
          <table:table-cell office:value-type="string" table:style-name="ce1">
            <text:p>sal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gridulce compuesta con frutas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sa chin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gridulce compuesta con frutas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l minuto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lavo</text:p>
          </table:table-cell>
          <table:table-cell office:value-type="string" table:style-name="ce1">
            <text:p>de olo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nidad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l minuto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zúcar</text:p>
          </table:table-cell>
          <table:table-cell office:value-type="string" table:style-name="ce1">
            <text:p>priet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l minuto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ienta</text:p>
          </table:table-cell>
          <table:table-cell office:value-type="string" table:style-name="ce1">
            <text:p>molida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l minuto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nagr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l minuto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omate</text:p>
          </table:table-cell>
          <table:table-cell office:value-type="string" table:style-name="ce1">
            <text:p>past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l minuto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yones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l minuto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jo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dientes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liol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1.5" table:style-name="ce1">
            <text:p>1.5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liol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ceite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liol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imón</text:p>
          </table:table-cell>
          <table:table-cell office:value-type="string" table:style-name="ce1">
            <text:p>jug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liol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jo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dientes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lioli con vinagr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1.5" table:style-name="ce1">
            <text:p>1.5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lioli con vinagr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ceite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lioli con vinagr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nagre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lioli con vinagr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jo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dientes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lioli con aguacat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lioli con aguacat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ceite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lioli con aguacat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imón</text:p>
          </table:table-cell>
          <table:table-cell office:value-type="string" table:style-name="ce1">
            <text:p>jug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lioli con aguacat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guacate</text:p>
          </table:table-cell>
          <table:table-cell office:value-type="string" table:style-name="ce1">
            <text:p>puré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lioli con aguacat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jo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dientes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lioli con aguacate y vinagr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lioli con aguacate y vinagr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ceite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lioli con aguacate y vinagr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nagre</text:p>
          </table:table-cell>
          <table:table-cell office:value-type="string" table:style-name="ce1">
            <text:p>jug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lioli con aguacate y vinagr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guacate</text:p>
          </table:table-cell>
          <table:table-cell office:value-type="string" table:style-name="ce1">
            <text:p>puré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lioli con aguacate y vinagr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jo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dientes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lioli con mayonesa 1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lioli con mayonesa 1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office:value-type="string" table:style-name="ce1">
            <text:p>yema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lioli con mayonesa 1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ceite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lioli con mayonesa 1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imón</text:p>
          </table:table-cell>
          <table:table-cell office:value-type="string" table:style-name="ce1">
            <text:p>jug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lioli con mayonesa 1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jo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dientes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lioli con mayonesa 1 con vinagr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lioli con mayonesa 1 con vinagr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office:value-type="string" table:style-name="ce1">
            <text:p>yema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lioli con mayonesa 1 con vinagr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ceite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lioli con mayonesa 1 con vinagr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nagre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lioli con mayonesa 1 con vinagr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jo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dientes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lioli con mayonesa 2 con limón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imón</text:p>
          </table:table-cell>
          <table:table-cell office:value-type="string" table:style-name="ce1">
            <text:p>jug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lioli con mayonesa 2 con limón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lioli con mayonesa 2 con limón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yonesa</text:p>
          </table:table-cell>
          <table:table-cell office:value-type="string" table:style-name="ce1">
            <text:p>comerci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lioli con mayonesa 2 con limón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jo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dientes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lioli con mayonesa 2 con vinagr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nagr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lioli con mayonesa 2 con vinagr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lioli con mayonesa 2 con vinagr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yonesa</text:p>
          </table:table-cell>
          <table:table-cell office:value-type="string" table:style-name="ce1">
            <text:p>comerci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alioli con mayonesa 2 con vinagr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ntequilla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blanc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rigo</text:p>
          </table:table-cell>
          <table:table-cell office:value-type="string" table:style-name="ce1">
            <text:p>harin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blanc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che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blanc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blanc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nagr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catsup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lavo</text:p>
          </table:table-cell>
          <table:table-cell office:value-type="string" table:style-name="ce1">
            <text:p>entero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catsup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nela</text:p>
          </table:table-cell>
          <table:table-cell office:value-type="string" table:style-name="ce1">
            <text:p>en rama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catsup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pio</text:p>
          </table:table-cell>
          <table:table-cell office:value-type="string" table:style-name="ce1">
            <text:p>en ram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catsup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ienta</text:p>
          </table:table-cell>
          <table:table-cell office:value-type="string" table:style-name="ce1">
            <text:p>dulce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catsup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omate</text:p>
          </table:table-cell>
          <table:table-cell office:value-type="string" table:style-name="ce1">
            <text:p>madu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br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catsup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bolla</text:p>
          </table:table-cell>
          <table:table-cell office:value-type="string" table:style-name="ce1">
            <text:p>en rueda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catsup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ienta</text:p>
          </table:table-cell>
          <table:table-cell office:value-type="string" table:style-name="ce1">
            <text:p>molida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catsup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zúcar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catsup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catsup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ta nuova</text:p>
          </table:table-cell>
          <table:table-cell office:value-type="string" table:style-name="ce1">
            <text:p>sal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Coral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gu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Coral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icen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Coral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ceit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Coral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zucar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Coral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Coral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imón</text:p>
          </table:table-cell>
          <table:table-cell office:value-type="string" table:style-name="ce1">
            <text:p>jug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Coral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ta nuova</text:p>
          </table:table-cell>
          <table:table-cell office:value-type="string" table:style-name="ce1">
            <text:p>sal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Coral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gu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Coral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icen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Coral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ceit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Coral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zucar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Coral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Coral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nagr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Coral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ntequilla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string" table:style-name="ce1">
            <text:p>libr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de Mantequill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boll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de Mantequill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imón</text:p>
          </table:table-cell>
          <table:table-cell office:value-type="string" table:style-name="ce1">
            <text:p>jug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de Mantequill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de Mantequill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ienta</text:p>
          </table:table-cell>
          <table:table-cell office:value-type="string" table:style-name="ce1">
            <text:p>molida</text:p>
          </table:table-cell>
          <table:table-cell office:value-type="float" office:value="0.125" table:style-name="ce1">
            <text:p>0.125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de Mantequill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ntequilla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string" table:style-name="ce1">
            <text:p>libr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de Mantequill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boll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de Mantequill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nagre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de Mantequill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de Mantequill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ienta</text:p>
          </table:table-cell>
          <table:table-cell office:value-type="string" table:style-name="ce1">
            <text:p>molida</text:p>
          </table:table-cell>
          <table:table-cell office:value-type="float" office:value="0.125" table:style-name="ce1">
            <text:p>0.125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de Mantequill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ntequilla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string" table:style-name="ce1">
            <text:p>libr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de Mantequill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erejil</text:p>
          </table:table-cell>
          <table:table-cell office:value-type="string" table:style-name="ce1">
            <text:p>picadit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de Mantequill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imón</text:p>
          </table:table-cell>
          <table:table-cell office:value-type="string" table:style-name="ce1">
            <text:p>jug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de Mantequill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de Mantequill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ienta</text:p>
          </table:table-cell>
          <table:table-cell office:value-type="string" table:style-name="ce1">
            <text:p>molida</text:p>
          </table:table-cell>
          <table:table-cell office:value-type="float" office:value="0.125" table:style-name="ce1">
            <text:p>0.125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de Mantequill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ntequilla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string" table:style-name="ce1">
            <text:p>libr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de Mantequill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erejil</text:p>
          </table:table-cell>
          <table:table-cell office:value-type="string" table:style-name="ce1">
            <text:p>picadit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de Mantequill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nagre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de Mantequill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de Mantequill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ienta</text:p>
          </table:table-cell>
          <table:table-cell office:value-type="string" table:style-name="ce1">
            <text:p>molida</text:p>
          </table:table-cell>
          <table:table-cell office:value-type="float" office:value="0.125" table:style-name="ce1">
            <text:p>0.125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de Mantequill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ntequill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de Queso 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rigo</text:p>
          </table:table-cell>
          <table:table-cell office:value-type="string" table:style-name="ce1">
            <text:p>harin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de Queso 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che</text:p>
          </table:table-cell>
          <table:table-cell table:style-name="ce1"/>
          <table:table-cell office:value-type="float" office:value="1.5" table:style-name="ce1">
            <text:p>1.5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de Queso 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queso</text:p>
          </table:table-cell>
          <table:table-cell office:value-type="string" table:style-name="ce1">
            <text:p>proceso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libr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de Queso 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office:value-type="string" table:style-name="ce1">
            <text:p>yema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yemas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de Queso 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de Queso 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ntequill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de Queso 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rigo</text:p>
          </table:table-cell>
          <table:table-cell office:value-type="string" table:style-name="ce1">
            <text:p>harin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de Queso 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che</text:p>
          </table:table-cell>
          <table:table-cell table:style-name="ce1"/>
          <table:table-cell office:value-type="float" office:value="1.5" table:style-name="ce1">
            <text:p>1.5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de Queso 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queso</text:p>
          </table:table-cell>
          <table:table-cell office:value-type="string" table:style-name="ce1">
            <text:p>amarillo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libr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de Queso 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office:value-type="string" table:style-name="ce1">
            <text:p>yema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yemas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de Queso 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de Queso 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ntequill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de Queso I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rigo</text:p>
          </table:table-cell>
          <table:table-cell office:value-type="string" table:style-name="ce1">
            <text:p>harin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de Queso I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entón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de Queso I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queso</text:p>
          </table:table-cell>
          <table:table-cell office:value-type="string" table:style-name="ce1">
            <text:p>proceso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libr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de Queso I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de Queso I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de Queso I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ienta</text:p>
          </table:table-cell>
          <table:table-cell office:value-type="string" table:style-name="ce1">
            <text:p>molida</text:p>
          </table:table-cell>
          <table:table-cell office:value-type="float" office:value="0.125" table:style-name="ce1">
            <text:p>0.125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de Queso I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ch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de Queso II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ceite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de Yogur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rne</text:p>
          </table:table-cell>
          <table:table-cell office:value-type="string" table:style-name="ce1">
            <text:p>hervida y molid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de Yogur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ta nuova</text:p>
          </table:table-cell>
          <table:table-cell office:value-type="string" table:style-name="ce1">
            <text:p>sals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de Yogur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ldo</text:p>
          </table:table-cell>
          <table:table-cell table:style-name="ce1"/>
          <table:table-cell office:value-type="float" office:value="1.5" table:style-name="ce1">
            <text:p>1.5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de Yogur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icen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de Yogur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1.5" table:style-name="ce1">
            <text:p>1.5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de Yogur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ienta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de Yogur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yogur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de Yogur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zúca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de Yogur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nagre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de Yogur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ntequill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libr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holandes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office:value-type="string" table:style-name="ce1">
            <text:p>yema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nidad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holandes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holandes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ienta</text:p>
          </table:table-cell>
          <table:table-cell office:value-type="string" table:style-name="ce1">
            <text:p>molida</text:p>
          </table:table-cell>
          <table:table-cell office:value-type="float" office:value="0.125" table:style-name="ce1">
            <text:p>0.125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holandes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imón</text:p>
          </table:table-cell>
          <table:table-cell office:value-type="string" table:style-name="ce1">
            <text:p>jug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holandesa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sa china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para acompañar pescado o mariscos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tsup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para acompañar pescado o mariscos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yonesa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para acompañar pescado o mariscos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jo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dientes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verd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erejil</text:p>
          </table:table-cell>
          <table:table-cell office:value-type="string" table:style-name="ce1">
            <text:p>picadit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verd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ceite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alsa verd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Salsa verd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ienta</text:p>
          </table:table-cell>
          <table:table-cell table:style-name="ce1"/>
          <table:table-cell office:value-type="float" office:value="0.125" table:style-name="ce1">
            <text:p>0.125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Salsa verde</text:p>
          </table:table-cell>
          <table:table-cell office:value-type="string" table:style-name="ce1">
            <text:p>Salsas, Aliños y Mayonesa</text:p>
          </table:table-cell>
          <table:table-cell office:value-type="string" table:style-name="ce1">
            <text:p>Sal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pa</text:p>
          </table:table-cell>
          <table:table-cell office:value-type="string" table:style-name="ce1">
            <text:p>grand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unidad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Bocaditos de pap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rne</text:p>
          </table:table-cell>
          <table:table-cell office:value-type="string" table:style-name="ce1">
            <text:p>prenad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t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Bocaditos de pap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ntequill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Bocaditos de pap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unidad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Bocaditos de pap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string" table:style-name="ce1">
            <text:p>s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Bocaditos de pap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pa</text:p>
          </table:table-cell>
          <table:table-cell office:value-type="string" table:style-name="ce1">
            <text:p>grand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unidad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Bocaditos de pap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rne</text:p>
          </table:table-cell>
          <table:table-cell office:value-type="string" table:style-name="ce1">
            <text:p>prenad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t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Bocaditos de pap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ostaz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Bocaditos de pap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unidad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Bocaditos de pap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string" table:style-name="ce1">
            <text:p>s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Bocaditos de pap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pa</text:p>
          </table:table-cell>
          <table:table-cell office:value-type="string" table:style-name="ce1">
            <text:p>grand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unidad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Bocaditos de pap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rne</text:p>
          </table:table-cell>
          <table:table-cell office:value-type="string" table:style-name="ce1">
            <text:p>prenad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t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Bocaditos de pap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yones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Bocaditos de pap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unidad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Bocaditos de pap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string" table:style-name="ce1">
            <text:p>s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Bocaditos de pap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p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libr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Croquetas de papa, col y zanahori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ceit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Croquetas de papa, col y zanahori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jo</text:p>
          </table:table-cell>
          <table:table-cell office:value-type="string" table:style-name="ce1">
            <text:p>puerr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Croquetas de papa, col y zanahori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jí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Croquetas de papa, col y zanahori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omate</text:p>
          </table:table-cell>
          <table:table-cell office:value-type="string" table:style-name="ce1">
            <text:p>puré</text:p>
          </table:table-cell>
          <table:table-cell office:value-type="float" office:value="0.33" table:style-name="ce1">
            <text:p>0.33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Croquetas de papa, col y zanahori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Croquetas de papa, col y zanahori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Croquetas de papa, col y zanahori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no</text:p>
          </table:table-cell>
          <table:table-cell office:value-type="string" table:style-name="ce1">
            <text:p>sec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Croquetas de papa, col y zanahori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ienta</text:p>
          </table:table-cell>
          <table:table-cell table:style-name="ce1"/>
          <table:table-cell office:value-type="float" office:value="0.125" table:style-name="ce1">
            <text:p>0.125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Croquetas de papa, col y zanahori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l</text:p>
          </table:table-cell>
          <table:table-cell office:value-type="string" table:style-name="ce1">
            <text:p>tirita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Croquetas de papa, col y zanahori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zanahoria</text:p>
          </table:table-cell>
          <table:table-cell office:value-type="string" table:style-name="ce1">
            <text:p>rallada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Croquetas de papa, col y zanahori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alleta</text:p>
          </table:table-cell>
          <table:table-cell office:value-type="string" table:style-name="ce1">
            <text:p>molid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Croquetas de papa, col y zanahori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p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libr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Croquetas de papa, col y zanahoria con ceboll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ceit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Croquetas de papa, col y zanahoria con ceboll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boll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Croquetas de papa, col y zanahoria con ceboll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jí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Croquetas de papa, col y zanahoria con ceboll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omate</text:p>
          </table:table-cell>
          <table:table-cell office:value-type="string" table:style-name="ce1">
            <text:p>puré</text:p>
          </table:table-cell>
          <table:table-cell office:value-type="float" office:value="0.33" table:style-name="ce1">
            <text:p>0.33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Croquetas de papa, col y zanahoria con ceboll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Croquetas de papa, col y zanahoria con ceboll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Croquetas de papa, col y zanahoria con ceboll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no</text:p>
          </table:table-cell>
          <table:table-cell office:value-type="string" table:style-name="ce1">
            <text:p>sec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Croquetas de papa, col y zanahoria con ceboll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ienta</text:p>
          </table:table-cell>
          <table:table-cell table:style-name="ce1"/>
          <table:table-cell office:value-type="float" office:value="0.125" table:style-name="ce1">
            <text:p>0.125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Croquetas de papa, col y zanahoria con ceboll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l</text:p>
          </table:table-cell>
          <table:table-cell office:value-type="string" table:style-name="ce1">
            <text:p>tirita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Croquetas de papa, col y zanahoria con ceboll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zanahoria</text:p>
          </table:table-cell>
          <table:table-cell office:value-type="string" table:style-name="ce1">
            <text:p>rallada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Croquetas de papa, col y zanahoria con ceboll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alleta</text:p>
          </table:table-cell>
          <table:table-cell office:value-type="string" table:style-name="ce1">
            <text:p>molid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Croquetas de papa, col y zanahoria con ceboll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pa</text:p>
          </table:table-cell>
          <table:table-cell office:value-type="string" table:style-name="ce1">
            <text:p>pu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Frituras de pap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Frituras de pap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Frituras de pap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p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libr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Papas a la marselles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Papas a la marselles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ienta</text:p>
          </table:table-cell>
          <table:table-cell table:style-name="ce1"/>
          <table:table-cell office:value-type="float" office:value="0.125" table:style-name="ce1">
            <text:p>0.125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Papas a la marselles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nagr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Papas a la marselles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ceite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Papas a la marselles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p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libr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Papas a la marsellesa con mantec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Papas a la marsellesa con mantec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ienta</text:p>
          </table:table-cell>
          <table:table-cell table:style-name="ce1"/>
          <table:table-cell office:value-type="float" office:value="0.125" table:style-name="ce1">
            <text:p>0.125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Papas a la marsellesa con mantec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nagr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Papas a la marsellesa con mantec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ntec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cuchar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Papas a la marsellesa con manteca</text:p>
          </table:table-cell>
          <table:table-cell office:value-type="string" table:style-name="ce1">
            <text:p>Vegetales y frutas</text:p>
          </table:table-cell>
          <table:table-cell office:value-type="string" table:style-name="ce1">
            <text:p>Papa</text:p>
          </table:table-cell>
          <table:table-cell table:number-columns-repeated="16375"/>
        </table:table-row>
        <table:table-row table:number-rows-repeated="104829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Root</meta:initial-creator>
    <dc:creator>Alexis Castillo</dc:creator>
    <meta:creation-date>2023-05-12T02:33:21Z</meta:creation-date>
    <dc:date>2023-05-19T15:05:10Z</dc:date>
  </office:meta>
</office:document-meta>
</file>